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148.45pt"/>
    </style:style>
    <style:style style:name="co3" style:family="table-column">
      <style:table-column-properties fo:break-before="auto" style:column-width="381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380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dexByQue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rinio Indices Query</text:p>
          </table:table-cell>
          <table:covered-table-cell table:style-name="ce4"/>
          <table:covered-table-cell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3"/>
          <table:table-cell/>
          <table:table-cell office:value-type="string" calcext:value-type="string">
            <text:p>Query string for filtering results</text:p>
          </table:table-cell>
        </table:table-row>
        <table:table-row table:style-name="ro2">
          <table:table-cell table:style-name="ce3" office:value-type="string" calcext:value-type="string">
            <text:p>IndexType</text:p>
          </table:table-cell>
          <table:table-cell table:style-name="ce3" office:value-type="string" calcext:value-type="string">
            <text:p>stock_market</text:p>
          </table:table-cell>
          <table:table-cell/>
          <table:table-cell office:value-type="string" calcext:value-type="string">
            <text:p>Index type for filtering results. “stock_market” gets the major international indices.</text:p>
          </table:table-cell>
        </table:table-row>
        <table:table-row table:style-name="ro2">
          <table:table-cell office:value-type="string" calcext:value-type="string">
            <text:p>QueryCount</text:p>
          </table:table-cell>
          <table:table-cell/>
          <table:table-cell table:formula="of:=COM.INTRINIO.FINTECH.LOCALC.PYTHON.INTRINIOIMPL.INTRINIOINDICESQUERYCOUNT(query;indextype)" office:value-type="float" office:value="8" calcext:value-type="float">
            <text:p>8</text:p>
          </table:table-cell>
          <table:table-cell office:value-type="string" calcext:value-type="string">
            <text:p>The result count for the query</text:p>
          </table:table-cell>
        </table:table-row>
        <table:table-row table:style-name="ro2">
          <table:table-cell office:value-type="string" calcext:value-type="string">
            <text:p>QueryTagCount</text:p>
          </table:table-cell>
          <table:table-cell/>
          <table:table-cell table:formula="of:=COM.INTRINIO.FINTECH.LOCALC.PYTHON.INTRINIOIMPL.INTRINIOINDICESQUERYTAGCOUNT(query;indextype)" office:value-type="float" office:value="5" calcext:value-type="float">
            <text:p>5</text:p>
          </table:table-cell>
          <table:table-cell office:value-type="string" calcext:value-type="string">
            <text:p>The number of available tags/items for each index in the result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gs[n]</text:p>
          </table:table-cell>
          <table:table-cell/>
          <table:table-cell table:style-name="ce2" office:value-type="string" calcext:value-type="string">
            <text:p>TagName</text:p>
          </table:table-cell>
          <table:table-cell office:value-type="string" calcext:value-type="string">
            <text:p>0 &lt; n &lt; QueryTagCou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formula="of:=COM.INTRINIO.FINTECH.LOCALC.PYTHON.INTRINIOIMPL.INTRINIOINDICESQUERYTAG(query;indextype;[.A9])" office:value-type="string" office:string-value="index_name" calcext:value-type="string">
            <text:p>index_name</text:p>
          </table:table-cell>
          <table:table-cell/>
        </table:table-row>
        <table:table-row table:style-name="ro2">
          <table:table-cell table:formula="of:=[.A9]+1" office:value-type="float" office:value="1" calcext:value-type="float">
            <text:p>1</text:p>
          </table:table-cell>
          <table:table-cell/>
          <table:table-cell table:formula="of:=COM.INTRINIO.FINTECH.LOCALC.PYTHON.INTRINIOIMPL.INTRINIOINDICESQUERYTAG(query;indextype;[.A10])" office:value-type="string" office:string-value="continent" calcext:value-type="string">
            <text:p>continent</text:p>
          </table:table-cell>
          <table:table-cell/>
        </table:table-row>
        <table:table-row table:style-name="ro2">
          <table:table-cell table:formula="of:=[.A10]+1" office:value-type="float" office:value="2" calcext:value-type="float">
            <text:p>2</text:p>
          </table:table-cell>
          <table:table-cell/>
          <table:table-cell table:formula="of:=COM.INTRINIO.FINTECH.LOCALC.PYTHON.INTRINIOIMPL.INTRINIOINDICESQUERYTAG(query;indextype;[.A11])" office:value-type="string" office:string-value="country" calcext:value-type="string">
            <text:p>country</text:p>
          </table:table-cell>
          <table:table-cell/>
        </table:table-row>
        <table:table-row table:style-name="ro2">
          <table:table-cell table:formula="of:=[.A11]+1" office:value-type="float" office:value="3" calcext:value-type="float">
            <text:p>3</text:p>
          </table:table-cell>
          <table:table-cell/>
          <table:table-cell table:formula="of:=COM.INTRINIO.FINTECH.LOCALC.PYTHON.INTRINIOIMPL.INTRINIOINDICESQUERYTAG(query;indextype;[.A12])" office:value-type="string" office:string-value="symbol" calcext:value-type="string">
            <text:p>symbol</text:p>
          </table:table-cell>
          <table:table-cell/>
        </table:table-row>
        <table:table-row table:style-name="ro2">
          <table:table-cell table:formula="of:=[.A12]+1" office:value-type="float" office:value="4" calcext:value-type="float">
            <text:p>4</text:p>
          </table:table-cell>
          <table:table-cell/>
          <table:table-cell table:formula="of:=COM.INTRINIO.FINTECH.LOCALC.PYTHON.INTRINIOIMPL.INTRINIOINDICESQUERYTAG(query;indextype;[.A13])" office:value-type="string" office:string-value="index_type" calcext:value-type="string">
            <text:p>index_typ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Query[0]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 office:value-type="string" calcext:value-type="string">
            <text:p>Query[n] where 0 &lt; n &lt; QueryCou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16];[.C$9])" office:value-type="string" office:string-value="French CAC 40 Index" calcext:value-type="string">
            <text:p>French CAC 40 Index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17];[.C$10])" office:value-type="string" office:string-value="Europe" calcext:value-type="string">
            <text:p>Europe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18];[.C$11])" office:value-type="string" office:string-value="France" calcext:value-type="string">
            <text:p>France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19];[.C$12])" office:value-type="string" office:string-value="$CAC" calcext:value-type="string">
            <text:p>$CAC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20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1]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22];[.C$9])" office:value-type="string" office:string-value="German DAX Composite" calcext:value-type="string">
            <text:p>German DAX Composi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23];[.C$10])" office:value-type="string" office:string-value="Europe" calcext:value-type="string">
            <text:p>Europ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24];[.C$11])" office:value-type="string" office:string-value="Germany" calcext:value-type="string">
            <text:p>German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25];[.C$12])" office:value-type="string" office:string-value="$DAX" calcext:value-type="string">
            <text:p>$DAX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26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2]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28];[.C$9])" office:value-type="string" office:string-value="Dow Jones Industrial Average©" calcext:value-type="string">
            <text:p>Dow Jones Industrial Average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29];[.C$10])" office:value-type="string" office:string-value="North America" calcext:value-type="string">
            <text:p>North Americ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30];[.C$11])" office:value-type="string" office:string-value="United States of America" calcext:value-type="string">
            <text:p>United States of Americ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31];[.C$12])" office:value-type="string" office:string-value="$DJI" calcext:value-type="string">
            <text:p>$DJI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32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3]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34];[.C$9])" office:value-type="string" office:string-value="Hong Kong Hang Seng Index" calcext:value-type="string">
            <text:p>Hong Kong Hang Seng Inde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35];[.C$10])" office:value-type="string" office:string-value="Asia" calcext:value-type="string">
            <text:p>Asi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36];[.C$11])" office:value-type="string" office:string-value="Hong Kong" calcext:value-type="string">
            <text:p>Hong Kong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37];[.C$12])" office:value-type="string" office:string-value="$HSI" calcext:value-type="string">
            <text:p>$HSI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38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4]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40];[.C$9])" office:value-type="string" office:string-value="NYSE Composite" calcext:value-type="string">
            <text:p>NYSE Composit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41];[.C$10])" office:value-type="string" office:string-value="North America" calcext:value-type="string">
            <text:p>North Americ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42];[.C$11])" office:value-type="string" office:string-value="United States of America" calcext:value-type="string">
            <text:p>United States of Americ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43];[.C$12])" office:value-type="string" office:string-value="$NYA" calcext:value-type="string">
            <text:p>$NY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44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5]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46];[.C$9])" office:value-type="string" office:string-value="S&amp;P 100 Index" calcext:value-type="string">
            <text:p>S&amp;P 100 Inde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47];[.C$10])" office:value-type="string" office:string-value="North America" calcext:value-type="string">
            <text:p>North Americ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48];[.C$11])" office:value-type="string" office:string-value="United States of America" calcext:value-type="string">
            <text:p>United States of Americ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49];[.C$12])" office:value-type="string" office:string-value="$OEX" calcext:value-type="string">
            <text:p>$OE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50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6]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52];[.C$9])" office:value-type="string" office:string-value="Russell 2000® Price Index" calcext:value-type="string">
            <text:p>Russell 2000® Price Inde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53];[.C$10])" office:value-type="string" office:string-value="North America" calcext:value-type="string">
            <text:p>North Americ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54];[.C$11])" office:value-type="string" office:string-value="United States of America" calcext:value-type="string">
            <text:p>United States of Americ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55];[.C$12])" office:value-type="string" office:string-value="$RUT" calcext:value-type="string">
            <text:p>$RUT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56];[.C$13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 office:value-type="string" calcext:value-type="string">
            <text:p>Query[7]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$9]" office:value-type="string" office:string-value="index_name" calcext:value-type="string">
            <text:p>index_name</text:p>
          </table:table-cell>
          <table:table-cell table:formula="of:=COM.INTRINIO.FINTECH.LOCALC.PYTHON.INTRINIOIMPL.INTRINIOINDICESQUERY(query;indextype;[.$A58];[.C$9])" office:value-type="string" office:string-value="S&amp;P 500 Index" calcext:value-type="string">
            <text:p>S&amp;P 500 Inde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$10]" office:value-type="string" office:string-value="continent" calcext:value-type="string">
            <text:p>continent</text:p>
          </table:table-cell>
          <table:table-cell table:formula="of:=COM.INTRINIO.FINTECH.LOCALC.PYTHON.INTRINIOIMPL.INTRINIOINDICESQUERY(query;indextype;[.$A59];[.C$10])" office:value-type="string" office:string-value="North America" calcext:value-type="string">
            <text:p>North America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$11]" office:value-type="string" office:string-value="country" calcext:value-type="string">
            <text:p>country</text:p>
          </table:table-cell>
          <table:table-cell table:formula="of:=COM.INTRINIO.FINTECH.LOCALC.PYTHON.INTRINIOIMPL.INTRINIOINDICESQUERY(query;indextype;[.$A60];[.C$11])" office:value-type="string" office:string-value="United States of America" calcext:value-type="string">
            <text:p>United States of America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$12]" office:value-type="string" office:string-value="symbol" calcext:value-type="string">
            <text:p>symbol</text:p>
          </table:table-cell>
          <table:table-cell table:formula="of:=COM.INTRINIO.FINTECH.LOCALC.PYTHON.INTRINIOIMPL.INTRINIOINDICESQUERY(query;indextype;[.$A61];[.C$12])" office:value-type="string" office:string-value="$SPX" calcext:value-type="string">
            <text:p>$SP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$13]" office:value-type="string" office:string-value="index_type" calcext:value-type="string">
            <text:p>index_type</text:p>
          </table:table-cell>
          <table:table-cell table:formula="of:=COM.INTRINIO.FINTECH.LOCALC.PYTHON.INTRINIOIMPL.INTRINIOINDICESQUERY(query;indextype;[.$A62];[.C$13])" office:value-type="string" office:string-value="stock_market" calcext:value-type="string">
            <text:p>stock_market</text:p>
          </table:table-cell>
          <table:table-cell/>
        </table:table-row>
      </table:table>
      <table:table table:name="IndexByIdentifier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rinio Index by Identifier</text:p>
          </table:table-cell>
          <table:covered-table-cell table:style-name="ce4"/>
          <table:covered-table-cell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>
            <text:p>TagCount</text:p>
          </table:table-cell>
          <table:table-cell table:style-name="ce3" office:value-type="string" calcext:value-type="string">
            <text:p>$CAC</text:p>
          </table:table-cell>
          <table:table-cell table:formula="of:=COM.INTRINIO.FINTECH.LOCALC.PYTHON.INTRINIOIMPL.INTRINIOINDEXTAGCOUNT([.B3])" office:value-type="float" office:value="5" calcext:value-type="float">
            <text:p>5</text:p>
          </table:table-cell>
          <table:table-cell office:value-type="string" calcext:value-type="string">
            <text:p>Number of items available for an index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gs[n]</text:p>
          </table:table-cell>
          <table:table-cell/>
          <table:table-cell table:style-name="ce2" office:value-type="string" calcext:value-type="string">
            <text:p>TagName</text:p>
          </table:table-cell>
          <table:table-cell office:value-type="string" calcext:value-type="string">
            <text:p>Tag/item nam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formula="of:=COM.INTRINIO.FINTECH.LOCALC.PYTHON.INTRINIOIMPL.INTRINIOINDEXTAG([.$B$3];[.A6])" office:value-type="string" office:string-value="index_name" calcext:value-type="string">
            <text:p>index_nam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COM.INTRINIO.FINTECH.LOCALC.PYTHON.INTRINIOIMPL.INTRINIOINDEXTAG([.$B$3];[.A7])" office:value-type="string" office:string-value="continent" calcext:value-type="string">
            <text:p>continen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COM.INTRINIO.FINTECH.LOCALC.PYTHON.INTRINIOIMPL.INTRINIOINDEXTAG([.$B$3];[.A8])" office:value-type="string" office:string-value="symbol" calcext:value-type="string">
            <text:p>symbol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COM.INTRINIO.FINTECH.LOCALC.PYTHON.INTRINIOIMPL.INTRINIOINDEXTAG([.$B$3];[.A9])" office:value-type="string" office:string-value="index_type" calcext:value-type="string">
            <text:p>index_typ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COM.INTRINIO.FINTECH.LOCALC.PYTHON.INTRINIOIMPL.INTRINIOINDEXTAG([.$B$3];[.A10])" office:value-type="string" office:string-value="country" calcext:value-type="string">
            <text:p>country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dex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 table:formula="of:=COM.MICROSOFT.CONCAT(&quot;Values for index &quot;;[.$B$3])" office:value-type="string" office:string-value="Values for index $CAC" calcext:value-type="string">
            <text:p>Values for index $CAC</text:p>
          </table:table-cell>
        </table:table-row>
        <table:table-row table:style-name="ro2">
          <table:table-cell/>
          <table:table-cell table:style-name="ce9" table:formula="of:=[.C6]" office:value-type="string" office:string-value="index_name" calcext:value-type="string">
            <text:p>index_name</text:p>
          </table:table-cell>
          <table:table-cell table:formula="of:=COM.INTRINIO.FINTECH.LOCALC.PYTHON.INTRINIOIMPL.INTRINIOINDEX([.$B$3];[.B13])" office:value-type="string" office:string-value="French CAC 40 Index" calcext:value-type="string">
            <text:p>French CAC 40 Index</text:p>
          </table:table-cell>
          <table:table-cell/>
        </table:table-row>
        <table:table-row table:style-name="ro2">
          <table:table-cell/>
          <table:table-cell table:style-name="ce9" table:formula="of:=[.C7]" office:value-type="string" office:string-value="continent" calcext:value-type="string">
            <text:p>continent</text:p>
          </table:table-cell>
          <table:table-cell table:formula="of:=COM.INTRINIO.FINTECH.LOCALC.PYTHON.INTRINIOIMPL.INTRINIOINDEX([.$B$3];[.B14])" office:value-type="string" office:string-value="Europe" calcext:value-type="string">
            <text:p>Europe</text:p>
          </table:table-cell>
          <table:table-cell/>
        </table:table-row>
        <table:table-row table:style-name="ro2">
          <table:table-cell/>
          <table:table-cell table:style-name="ce9" table:formula="of:=[.C8]" office:value-type="string" office:string-value="symbol" calcext:value-type="string">
            <text:p>symbol</text:p>
          </table:table-cell>
          <table:table-cell table:formula="of:=COM.INTRINIO.FINTECH.LOCALC.PYTHON.INTRINIOIMPL.INTRINIOINDEX([.$B$3];[.B15])" office:value-type="string" office:string-value="$CAC" calcext:value-type="string">
            <text:p>$CAC</text:p>
          </table:table-cell>
          <table:table-cell/>
        </table:table-row>
        <table:table-row table:style-name="ro2">
          <table:table-cell/>
          <table:table-cell table:style-name="ce9" table:formula="of:=[.C9]" office:value-type="string" office:string-value="index_type" calcext:value-type="string">
            <text:p>index_type</text:p>
          </table:table-cell>
          <table:table-cell table:formula="of:=COM.INTRINIO.FINTECH.LOCALC.PYTHON.INTRINIOIMPL.INTRINIOINDEX([.$B$3];[.B16])" office:value-type="string" office:string-value="stock_market" calcext:value-type="string">
            <text:p>stock_market</text:p>
          </table:table-cell>
          <table:table-cell/>
        </table:table-row>
        <table:table-row table:style-name="ro2">
          <table:table-cell/>
          <table:table-cell table:style-name="ce9" table:formula="of:=[.C10]" office:value-type="string" office:string-value="country" calcext:value-type="string">
            <text:p>country</text:p>
          </table:table-cell>
          <table:table-cell table:formula="of:=COM.INTRINIO.FINTECH.LOCALC.PYTHON.INTRINIOIMPL.INTRINIOINDEX([.$B$3];[.B17])" office:value-type="string" office:string-value="France" calcext:value-type="string">
            <text:p>France</text:p>
          </table:table-cell>
          <table:table-cell/>
        </table:table-row>
      </table:table>
      <table:named-expressions>
        <table:named-range table:name="indextype" table:base-cell-address="$IndexByQuery.$B$2" table:cell-range-address="$IndexByQuery.$B$4"/>
        <table:named-range table:name="query" table:base-cell-address="$IndexByQuery.$B$1" table:cell-range-address="$IndexByQuery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/00/0000</text:date>, <text:time style:data-style-name="N2" text:time-value="13:24:35.4662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5:56:49.387389000</meta:creation-date>
    <dc:date>2017-09-07T13:43:47.951420000</dc:date>
    <meta:editing-duration>PT25M24S</meta:editing-duration>
    <meta:editing-cycles>9</meta:editing-cycles>
    <meta:generator>LibreOffice/5.4.0.3$MacOSX_X86_64 LibreOffice_project/7556cbc6811c9d992f4064ab9287069087d7f62c</meta:generator>
    <meta:document-statistic meta:table-count="2" meta:cell-count="194" meta:object-count="0"/>
  </office:meta>
</office:document-meta>
</file>